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24193" officeooo:paragraph-rsid="0002419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style="normal" fo:font-weight="bold" officeooo:rsid="0003096a" officeooo:paragraph-rsid="0003096a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4pt" fo:font-style="normal" fo:font-weight="bold" officeooo:rsid="0004f46b" officeooo:paragraph-rsid="0004f46b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2pt" fo:font-weight="normal" officeooo:rsid="00024193" officeooo:paragraph-rsid="00024193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style="normal" fo:font-weight="normal" officeooo:rsid="00024193" officeooo:paragraph-rsid="0002419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fo:font-weight="normal" officeooo:rsid="0003096a" officeooo:paragraph-rsid="0003096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03096a" officeooo:paragraph-rsid="00039c4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04f46b" officeooo:paragraph-rsid="0004f46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057c26" officeooo:paragraph-rsid="00057c2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paragraph-rsid="0003096a"/>
    </style:style>
    <style:style style:name="P11" style:family="paragraph" style:parent-style-name="Standard">
      <style:text-properties fo:font-size="12pt" fo:font-style="normal" fo:font-weight="normal" officeooo:rsid="00039c42" officeooo:paragraph-rsid="00039c4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057c26" officeooo:paragraph-rsid="00057c2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857c3" officeooo:paragraph-rsid="000857c3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3096a"/>
    </style:style>
    <style:style style:name="T4" style:family="text">
      <style:text-properties officeooo:rsid="0003096a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039c42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39c42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4f46b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3096a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officeooo:rsid="00039c42"/>
    </style:style>
    <style:style style:name="T13" style:family="text">
      <style:text-properties officeooo:rsid="0004f4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sta 02 Computação Gráfica</text:p>
      <text:p text:style-name="P1">Questão 01</text:p>
      <text:p text:style-name="P1"/>
      <text:p text:style-name="P4">Nas linhas 68, 69 <text:span text:style-name="T3">e</text:span> 70, declaração das matrizes <text:span text:style-name="T1">model</text:span>, <text:span text:style-name="T1">view</text:span> e <text:span text:style-name="T1">projection.</text:span></text:p>
      <text:p text:style-name="P5">Nas linhas 93, 94 <text:span text:style-name="T3">e</text:span> 95, transformando em matrizes identidade.</text:p>
      <text:p text:style-name="P5">Nas linhas 103 e 104, multiplicação da matriz modelo pela translação e escala da mesma, respectivamente</text:p>
      <text:p text:style-name="P6">Na linha 109, matriz identidade da view</text:p>
      <text:p text:style-name="P6">Nas linhas 126 ,127 e 128 multiplicação da matriz matrix pela projection, view, e model da matrix</text:p>
      <text:p text:style-name="P6"/>
      <text:p text:style-name="P2">Questão 02</text:p>
      <text:p text:style-name="P2"/>
      <text:p text:style-name="P2"><text:span text:style-name="T6">initializeMatrix</text:span><text:span text:style-name="T7">: </text:span><text:span text:style-name="T8">inicializa matrize</text:span></text:p>
      <text:p text:style-name="P2"><text:span text:style-name="T8"><text:tab/>- não recebe </text:span><text:span text:style-name="T9">parâmetros</text:span></text:p>
      <text:p text:style-name="P7"><text:span text:style-name="T10">identity</text:span>: <text:s/>cria a matriz identidade</text:p>
      <text:p text:style-name="P11"><text:tab/>- recebe uma matriz</text:p>
      <text:p text:style-name="P10"><text:span text:style-name="T11">perspective</text:span><text:span text:style-name="T4">: </text:span><text:bookmark text:name="tw-target-text"/><text:span text:style-name="T4">configura uma matriz de projeção em perspectiva</text:span></text:p>
      <text:p text:style-name="P10"><text:span text:style-name="T4"><text:tab/>- </text:span><text:span text:style-name="T5">recebe uma matriz, um fovy, um aspecto um n e um f</text:span></text:p>
      <text:p text:style-name="P7"><text:span text:style-name="T10">scaleMatrix4</text:span>: escalonar matriz para um tamanho determinado </text:p>
      <text:p text:style-name="P11"><text:tab/>- recebe a matriz, um x, y e z</text:p>
      <text:p text:style-name="P6"><text:span text:style-name="T10">translationMatrix4</text:span>: <text:span text:style-name="T13">transladar</text:span> matriz para uma posição <text:span text:style-name="T13">determinada</text:span></text:p>
      <text:p text:style-name="P6"><text:tab/>- <text:span text:style-name="T12">recebe uma matriz, um x, y e z</text:span></text:p>
      <text:p text:style-name="P6"><text:span text:style-name="T10">multMatrix4</text:span>: <text:span text:style-name="T12">multiplicar matriz por outra</text:span></text:p>
      <text:p text:style-name="P6">- <text:span text:style-name="T12">recebe duas matrizes e um vetor</text:span></text:p>
      <text:p text:style-name="P6"/>
      <text:p text:style-name="P3">Questão 03</text:p>
      <text:p text:style-name="P3"/>
      <text:p text:style-name="P8"><text:span text:style-name="T10">rotationXMatrix4</text:span>: rotacionar a dimensão X para uma posição</text:p>
      <text:p text:style-name="P8"><text:tab/>- recebe uma matriz e um angulo</text:p>
      <text:p text:style-name="P8"><text:span text:style-name="T10">rotationYMatrix4</text:span>: rotacionar a dimensão Y para uma posição</text:p>
      <text:p text:style-name="P8"><text:tab/>- recebe uma matriz e um angulo</text:p>
      <text:p text:style-name="P8"/>
      <text:p text:style-name="P3">Questão 04</text:p>
      <text:p text:style-name="P3"/>
      <text:p text:style-name="P8">void eventoDeTeclado(unsigned char key, int x, int y) {</text:p>
      <text:p text:style-name="P8"><text:tab/>if (key == 'i') eye_orientation[0] += 10.0f;</text:p>
      <text:p text:style-name="P8"><text:tab/>else </text:p>
      <text:p text:style-name="P8"><text:tab/> <text:s text:c="3"/>if (key == 'k') eye_orientation[0] -= 10.0f;</text:p>
      <text:p text:style-name="P8"/>
      <text:p text:style-name="P8"><text:tab/>if (key == 'j') eye_orientation[1] += 10;</text:p>
      <text:p text:style-name="P8"><text:tab/>else </text:p>
      <text:p text:style-name="P8"><text:tab/> <text:s text:c="3"/>if (key == 'l') eye_orientation[1] -= 10;</text:p>
      <text:p text:style-name="P8"/>
      <text:p text:style-name="P8"><text:tab/>updateMatrix();</text:p>
      <text:p text:style-name="P8"><text:tab/>atualizarDesenho();</text:p>
      <text:p text:style-name="P9"/>
      <text:p text:style-name="P9"><text:tab/>Tem um vetor de duas posições chamado de <text:span text:style-name="T2">eye_orientation </text:span>que a posição <text:span text:style-name="T2">0</text:span> representa o <text:span text:style-name="T2">Y</text:span> e a posição <text:span text:style-name="T2">1</text:span> representa o <text:span text:style-name="T2">X</text:span>, quando as teclas são pressionadas acontece alteração nos valores nas posição do ve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29cm" fo:margin-bottom="1.6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23:29:22.997297153</meta:creation-date>
    <dc:date>2019-07-29T00:28:57.542000000</dc:date>
    <meta:editing-duration>PT28M9S</meta:editing-duration>
    <meta:editing-cycles>6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36" meta:word-count="263" meta:character-count="1601" meta:non-whitespace-character-count="1346"/>
  </office:meta>
</office:document-meta>
</file>